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 style:master-page-name="Standard">
      <style:paragraph-properties fo:text-align="end" style:justify-single-word="false" style:page-number="auto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2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5" style:family="paragraph" style:parent-style-name="Table_20_Contents">
      <style:text-properties officeooo:paragraph-rsid="0035bc70"/>
    </style:style>
    <style:style style:name="P26" style:family="paragraph" style:parent-style-name="Table_20_Contents">
      <style:text-properties fo:background-color="transparent"/>
    </style:style>
    <style:style style:name="P27" style:family="paragraph" style:parent-style-name="Table_20_Contents">
      <style:text-properties officeooo:paragraph-rsid="0035bc70" fo:background-color="transparent"/>
    </style:style>
    <style:style style:name="P28" style:family="paragraph" style:parent-style-name="Table_20_Contents">
      <style:text-properties officeooo:paragraph-rsid="001a5680"/>
    </style:style>
    <style:style style:name="P2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2f332"/>
    </style:style>
    <style:style style:name="P3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31" style:family="paragraph" style:parent-style-name="Table_20_Contents">
      <style:text-properties officeooo:rsid="002ca94a" officeooo:paragraph-rsid="0035bc70"/>
    </style:style>
    <style:style style:name="P32" style:family="paragraph" style:parent-style-name="Table_20_Contents">
      <style:text-properties fo:font-weight="normal" style:font-weight-asian="normal" style:font-weight-complex="normal"/>
    </style:style>
    <style:style style:name="P3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34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25">#5722, #4556</text:span></text:p>
      <text:p text:style-name="P15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3"><text:span text:style-name="T8">Česká pirátská strana, </text:span>organizační složka: <text:span text:style-name="T22">Personální odbor</text:span></text:p>
            <text:p text:style-name="P23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3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7">Jméno</text:span>: <text:span text:style-name="T18">Bc. Jana Rohová</text:span></text:p>
            <text:p text:style-name="P29">IČO:06061729 <text:s text:c="17"/><text:span text:style-name="T26">sídlem: </text:span>Borová 187, Strakonice, <text:span text:style-name="T21">386 01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34">Důvod dodatku:</text:p>
              </text:list-header>
            </text:list>
          </table:table-cell>
          <table:table-cell table:style-name="Tabulka1.B3" office:value-type="string">
            <text:list xml:id="list201341613525798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31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5">11700</text:span> Kč měsíčně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33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2">25</text:span>h <text:span text:style-name="T22">týdně </text:span>(slovy: <text:span text:style-name="T22">dvacetpě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2">V <text:span text:style-name="T22">Praze</text:span> dne <text:span text:style-name="T23">01.06.2017</text:span></text:p>
      <text:p text:style-name="P20">Za zadavatele: <text:tab/><text:tab/><text:tab/>Za dodavatele: </text:p>
      <text:p text:style-name="P21"><text:span text:style-name="T23">Vladislav Tobias Esner</text:span><text:tab/><text:tab/><text:span text:style-name="T18">Bc. Jana Rohová</text:span></text:p>
      <text:p text:style-name="P21"/>
      <text:p text:style-name="P21"/>
      <text:p text:style-name="P20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0:13:39.484490094</dc:date>
    <meta:editing-cycles>110</meta:editing-cycles>
    <meta:editing-duration>P24DT14H1M19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2" meta:character-count="1410" meta:non-whitespace-character-count="1218"/>
    <meta:user-defined meta:name="Informace 1"/>
    <meta:user-defined meta:name="Informace 2"/>
    <meta:user-defined meta:name="Informace 3"/>
    <meta:user-defined meta:name="Informace 4"/>
  </office:meta>
</office:document-meta>
</file>